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italic" fo:font-weight="normal" officeooo:rsid="001a3c73" officeooo:paragraph-rsid="001b34b3" style:font-size-asian="12pt" style:font-style-asian="italic" style:font-size-complex="12pt" style:font-style-complex="italic"/>
    </style:style>
    <style:style style:name="P2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e3c1a" officeooo:paragraph-rsid="001b34b3" style:font-size-asian="12pt" style:font-size-complex="12pt"/>
    </style:style>
    <style:style style:name="P3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a3c73" officeooo:paragraph-rsid="001b34b3" style:font-size-asian="12pt" style:font-size-complex="12pt"/>
    </style:style>
    <style:style style:name="P4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a937c" officeooo:paragraph-rsid="001b34b3" style:font-size-asian="12pt" style:font-size-complex="12pt"/>
    </style:style>
    <style:style style:name="P5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b7569" officeooo:paragraph-rsid="001b34b3" style:font-size-asian="12pt" style:font-size-complex="12pt"/>
    </style:style>
    <style:style style:name="P6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cff84" officeooo:paragraph-rsid="001b34b3" style:font-size-asian="12pt" style:font-size-complex="12pt"/>
    </style:style>
    <style:style style:name="P7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d9219" officeooo:paragraph-rsid="001b34b3" style:font-size-asian="12pt" style:font-size-complex="12pt"/>
    </style:style>
    <style:style style:name="P8" style:family="paragraph" style:parent-style-name="Preformatted_20_Text">
      <style:text-properties fo:font-variant="normal" fo:text-transform="none" fo:color="#252525" style:font-name="Liberation Serif" fo:font-size="12pt" fo:letter-spacing="normal" fo:font-style="italic" fo:font-weight="normal" officeooo:rsid="001a3c73" officeooo:paragraph-rsid="001b34b3" style:font-size-asian="12pt" style:font-style-asian="italic" style:font-size-complex="12pt" style:font-style-complex="italic"/>
    </style:style>
    <style:style style:name="P9" style:family="paragraph" style:parent-style-name="Preformatted_20_Text">
      <style:text-properties fo:font-variant="normal" fo:text-transform="none" fo:color="#252525" style:font-name="Liberation Serif" fo:font-size="12pt" fo:letter-spacing="normal" fo:font-style="italic" fo:font-weight="normal" officeooo:rsid="001a937c" officeooo:paragraph-rsid="001b34b3" style:font-size-asian="12pt" style:font-style-asian="italic" style:font-size-complex="12pt" style:font-style-complex="italic"/>
    </style:style>
    <style:style style:name="P10" style:family="paragraph" style:parent-style-name="Preformatted_20_Text">
      <style:text-properties fo:font-variant="normal" fo:text-transform="none" fo:color="#252525" style:font-name="Liberation Serif" fo:font-size="12pt" fo:letter-spacing="normal" fo:font-style="italic" fo:font-weight="normal" officeooo:rsid="001b7569" officeooo:paragraph-rsid="001b34b3" style:font-size-asian="12pt" style:font-style-asian="italic" style:font-size-complex="12pt" style:font-style-complex="italic"/>
    </style:style>
    <style:style style:name="T1" style:family="text">
      <style:text-properties officeooo:rsid="01580b87"/>
    </style:style>
    <style:style style:name="T2" style:family="text">
      <style:text-properties officeooo:rsid="004e0be7"/>
    </style:style>
    <style:style style:name="T3" style:family="text">
      <style:text-properties officeooo:rsid="001a937c"/>
    </style:style>
    <style:style style:name="T4" style:family="text">
      <style:text-properties officeooo:rsid="03725c67"/>
    </style:style>
    <style:style style:name="T5" style:family="text">
      <style:text-properties officeooo:rsid="020a3139"/>
    </style:style>
    <style:style style:name="T6" style:family="text">
      <style:text-properties officeooo:rsid="001b7569"/>
    </style:style>
    <style:style style:name="T7" style:family="text">
      <style:text-properties officeooo:rsid="037425bc"/>
    </style:style>
    <style:style style:name="T8" style:family="text">
      <style:text-properties officeooo:rsid="001d9219"/>
    </style:style>
    <style:style style:name="T9" style:family="text">
      <style:text-properties officeooo:rsid="004230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8"/>
      <text:p text:style-name="P3">Когда Гаина Михайловна, потупя взгляд, осторожно спросила как ко мне относятся в бригаде, я прекрасно видел куда она клонит — как, <text:span text:style-name="T1">в смысле,</text:span> меня там терпят с моей подмоченной репутацией?</text:p>
      <text:p text:style-name="P3">Вобщем-то, да, не каждый коллектив потерпит в своих рядах кого-то с высшим образованием на должности не соответствующей диплому. </text:p>
      <text:p text:style-name="P3">Именно этим объясняется крик души крепильщика Васи на шахте «Дофиновка» :</text:p>
      <text:p text:style-name="P3">- Ты своим дипломом позоришь нашу шахту!</text:p>
      <text:p text:style-name="P3">То есть, делаешь из неё какой-то непонятный сброд.</text:p>
      <text:p text:style-name="P3"/>
      <text:p text:style-name="P3">В СМП-615 репутацию мне подмочила кассирша Комос. Она знала, что я учился в Нежине и знала даже на кого. </text:p>
      <text:p text:style-name="P3"><text:span text:style-name="T2">Её</text:span> дочь Алла <text:span text:style-name="T2">когда-то </text:span>имела затяжные серьёзные отношения с моим братом Сашей, <text:span text:style-name="T2">и</text:span> я однажды приходил к ним в гости; но потом Алла постригла свои дивные длинные волосы, а Саша пошёл в приймы к Люде.</text:p>
      <text:p text:style-name="P3">Кассирша Комос выдавала нам зарплату. </text:p>
      <text:p text:style-name="P3">Для этого автобус привозил нас со стройки на базу, в СМП-615, <text:s/>и в вестибюле на первом этаже административного корпуса мы получали деньги из квадратного окошечка в стене.</text:p>
      <text:p text:style-name="P3">Но сначала надо было стоять во взволнованной очереди, а потом сгибаться и засовывать голову в проём окошечка, чтобы там расписаться в ведомости. </text:p>
      <text:p text:style-name="P3">Вот эта заключительная поза мне как раз <text:span text:style-name="T3">и </text:span>не нравилась. Голова твоя где-то там, непонятно где, <text:span text:style-name="T3">а зад торчит снаружи на милость и усмотрение взволнованной очереди.</text:span></text:p>
      <text:p text:style-name="P4">Когда я дошёл до окошка, то не стал сгибаться, а пр<text:span text:style-name="T1">о</text:span>сто придвинул ведомость к себе — на край подоконничка — и расписался. </text:p>
      <text:p text:style-name="P4">Тем более, что Комос видела, что это я <text:span text:style-name="T4">уже </text:span>на подходе.</text:p>
      <text:p text:style-name="P4">Тут-<text:span text:style-name="T4">то</text:span> она и закричала из-за стекла:</text:p>
      <text:p text:style-name="P4">- Серёжа! А где голова?</text:p>
      <text:p text:style-name="P4">- Меня гильотинировали.</text:p>
      <text:p text:style-name="P4">- Чего?! Да что ты из себя строишь? Думаешь диплом получил, так и — всё? Ты ведь с Ольгой к нам в гости приходил. Мы вместе самогон пили!</text:p>
      <text:p text:style-name="P4">Вот чего <text:span text:style-name="T1">я </text:span>не люблю, так это панибратства, поэтому так прямо и сказал кассирше Комос:</text:p>
      <text:p text:style-name="P4">- Вы ошибаетесь. У вас в гостях мы пили спирт и берёзовый сок, а самогона не было.</text:p>
      <text:p text:style-name="P4">Вобщем, поставил её на место; но зарплату она мне выдала и даже хватило вернуть Тоне те 25 руб., которые она мне одолжила на цветы, когда вы в роддоме были. </text:p>
      <text:p text:style-name="P4">До этого всё никак не получалось.</text:p>
      <text:p text:style-name="P4"/>
      <text:p text:style-name="P4"><text:span text:style-name="T5">Вобщем, из-за болтливой развязности кассирши</text:span> мне <text:span text:style-name="T5">так и </text:span>не удалось скрыть от бригады свою дипломированность.</text:p>
      <text:p text:style-name="P4">Но особой дискриминации ко мне не применяли, а года через четыре я даже привинтил на спецовку значок-«поплавок», который выдаётся вместе с дипломом.</text:p>
      <text:p text:style-name="P4">Думаю: а чего он валяется в серванте? Взял и привинтил. </text:p>
      <text:p text:style-name="P4">Летом, конечно.</text:p>
      <text:p text:style-name="P4">Очень даже неплохо смотрелось — нежно-голубая эмаль значка с золотистой книжечкой на чёрной выгоревшей спецовке х/б. </text:p>
      <text:p text:style-name="P4">Месяца полтора так <text:span text:style-name="T5">и </text:span>ходил, а потом утром открываю шкафчик — спецовка на месте, а от значка только дырочка осталась. </text:p>
      <text:p text:style-name="P4">Но это не наши, тогда на объект много кого нагнали.</text:p>
      <text:p text:style-name="P4"/>
      <text:p text:style-name="P4">Так что тёще, в следующий свой приезд, я дал вполне предсказуемый ответ:</text:p>
      <text:p text:style-name="P4">- Гаина Михайловна, в нашей бригаде десять человек ко мне относятся хорошо, а один <text:soft-page-break/>положительно.</text:p>
      <text:p text:style-name="P4">- Откуда ты знаешь?</text:p>
      <text:p text:style-name="P4">- Анкетирование провёл. Устное, по отдельности.</text:p>
      <text:p text:style-name="P4">- Так прямо и спрашивал «как вы ко мне относитесь?»</text:p>
      <text:p text:style-name="P4"/>
      <text:p text:style-name="P9"><text:span text:style-name="T1">(...и</text:span>нтересно, а откуда бы я эти цифры взял? Кстати, некоторые потом тоже спрашивали:</text:p>
      <text:p text:style-name="P9">- А ты ко мне как?..<text:span text:style-name="T1">)</text:span></text:p>
      <text:p text:style-name="P9"/>
      <text:p text:style-name="P4">Да, жизнь перевернулась: прежде я на выходные ездил из Нежина в Конотоп, а теперь из Конотопа в Нежин.</text:p>
      <text:p text:style-name="P4">В пятницу, после работы, электричкой в Нежин; в понедельник <text:span text:style-name="T6">утренней, шестичасовой — обратно.</text:span></text:p>
      <text:p text:style-name="P5">Три раза утреннюю <text:span text:style-name="T5">я </text:span>проспал и начал возвращаться <text:span text:style-name="T4">вечером </text:span>по воскресеньям — опасался, что опоздания повлияют на моё место в очереди на квартиру.</text:p>
      <text:p text:style-name="P5"/>
      <text:p text:style-name="P10"><text:span text:style-name="T1">(...к</text:span>огда в Америке существовало рабство негров, некоторые <text:span text:style-name="T1">их </text:span>семьи оказались разделёнными. </text:p>
      <text:p text:style-name="P10">Допустим, муж на плантации у одного хозяина, а жена за несколько миль у другого. По праздникам муж её навещал. </text:p>
      <text:p text:style-name="P10">Такая жена называлась «broad wife». </text:p>
      <text:p text:style-name="P10">Я когда узнал, то пожалел, что английский знаю, очень меня это, почему-то, расстроило...<text:span text:style-name="T1">)</text:span></text:p>
      <text:p text:style-name="P9"/>
      <text:p text:style-name="P5">Из-за того, что в Нежине нет трамваев, автобусы, пользуясь своей незаменимостью, совершенно распоясались.</text:p>
      <text:p text:style-name="P5">На столбах возле их остановок висят жестяные таблички с указанием точного времени, когда автобус номер имярек должен тут появиться. Так на эти таблички лучше не смотреть — одно расстройство. По расписанию на жестянке уже три пятых номера должны были пройти, а ты ещё и одного не дождался. <text:s/></text:p>
      <text:p text:style-name="P6">Потом покажется вдали, даря надежду — наконец-то! — и пройдёт мимо не останавливаясь, потому что и так битком.</text:p>
      <text:p text:style-name="P5"/>
      <text:p text:style-name="P6">Но в тот вечер нам с Ирой повезло. Только мы вышли на остановку, тут <text:span text:style-name="T5">сразу </text:span>и автобус подошёл.</text:p>
      <text:p text:style-name="P6">Был вечер субботы, а вышли мы потому, что позвонил Двойка и пригласил к себе на преферанс. </text:p>
      <text:p text:style-name="P6">На последнем курсе он жил уже не в общаге, а где-то на квартире, вот мы и условились встретиться на главной площади.</text:p>
      <text:p text:style-name="P6">Туда всего-то две остановки, так что не подвернись тот автобус, мы бы и пешком дошли. </text:p>
      <text:p text:style-name="P6">Ира держалась бы за мою руку, чтоб не скользить в сапогах по снегу, а <text:span text:style-name="T7">снег при этом</text:span> ярко <text:span text:style-name="T7">бы </text:span>белел <text:span text:style-name="T5">кругами </text:span>в конусах света фонарных ламп.</text:p>
      <text:p text:style-name="P6"/>
      <text:p text:style-name="P6"><text:span text:style-name="T2">Одеваясь </text:span><text:s/>в спальне <text:span text:style-name="T2">перед выходом, Ира</text:span> попросила меня подать пояс от её платья — длинную матерчатую полоску. </text:p>
      <text:p text:style-name="P6">Спальня узкая и, чтобы не протискиваться между постелью и коляской, я просто бросил ей пояс. Но один его конец держал в руке, на всякий, если <text:span text:style-name="T5">она</text:span> не поймает.</text:p>
      <text:p text:style-name="P6">Но она <text:span text:style-name="T5">именно </text:span>в этот момент наклонилась застегнуть замок на сапогах и второй конец пояса охлестнул её согнутую спину.</text:p>
      <text:p text:style-name="P6">Меня поразило до чего точь-в-точь как в кинофильме «Цыган», когда Будулай перед уходом на фронт хлестнул кнутом свою жену. </text:p>
      <text:p text:style-name="P6">Типа, у них такой обычай перед долгой разлукой.</text:p>
      <text:p text:style-name="P6">Ира даже и не заметила, а я утешился мыслью, что я не цыган, и сейчас не война.</text:p>
      <text:p text:style-name="P6"><text:soft-page-break/></text:p>
      <text:p text:style-name="P6">Когда автобус торопливо въехал на площадь, на остановке народу уже скопилась столько, что и в два не влезут.</text:p>
      <text:p text:style-name="P6">Я сошёл первым и подал Ире руку — поддержать. </text:p>
      <text:p text:style-name="P6">Она едва успела спуститься, как толпа ломанулась в двери автобуса, но я успел отгородить Иру спиной.</text:p>
      <text:p text:style-name="P6">И тут <text:s/>раздался вскрик какой-то девушки — её чуть не сшибли с ног, но она успела ухватиться за борт автобуса у двери, чтоб не упасть, <text:span text:style-name="T8">а стадо так и пёрло по ступенькам внутрь</text:span>.</text:p>
      <text:p text:style-name="P7">Мне, как <text:span text:style-name="T9">человеку не <text:s/>только благородному, но и галантному</text:span>, это показалось абсолютно неправильным, тем более <text:span text:style-name="T7">в присутствии</text:span> моей жен<text:span text:style-name="T7">ы</text:span>, и я, со своей стороны потока, крикнул девушке за всех:</text:p>
      <text:p text:style-name="P7">- Извините!</text:p>
      <text:p text:style-name="P7"><text:span text:style-name="T9">Кто-то в толпе не захотел уступать мне в галантности</text:span> и он решил, что это я толкнул, а может ему было всё равно кого — лишь бы наказать, но, крутанувшись из давки, он нанёс мне удар по скуле.</text:p>
      <text:p text:style-name="P7">И тогда я громко сказал — мне <text:span text:style-name="T7">даже </text:span>показалось, что <text:span text:style-name="T7">толчея </text:span><text:s/>вокруг <text:span text:style-name="T7">на миг забыла</text:span> <text:s/>про автобус и обернул<text:span text:style-name="T7">а</text:span>сь на мои слова; даже полная луна в небе как-то внимательно застыла, когда я <text:span text:style-name="T7">выговорил</text:span>:</text:p>
      <text:p text:style-name="P7">- При всём своём непротивленстве, такое не могу стерпеть.</text:p>
      <text:p text:style-name="P7">И я ответил ударом на удар.</text:p>
      <text:p text:style-name="P7">Наверное, он был там не один, или взъярённые ожиданием хлопцы вмиг обернулись сворой, потому что на меня посыпались удары со всех сторон — нашли на ком сорвать.</text:p>
      <text:p text:style-name="P7">Я смог лишь закрывать лицо и голову согнутыми в локтях руками, но, по-моему, моё тело всё это делало само по себе, без моего участия. Мне оставалось только слышать невразумительные крики.</text:p>
      <text:p text:style-name="P7"><text:span text:style-name="T1">К</text:span>то, кому, о чём? </text:p>
      <text:p text:style-name="P2">Когда донеслось рычание заводящегося мотора, я почему-то был уже с обратной стороны автобуса в перекрёстном свете фонарей окружающих площадь, но всё ещё на ногах, только без шапки. </text:p>
      <text:p text:style-name="P2">Наверное, распсихова<text:span text:style-name="T7">вшихся</text:span> оказалось слишком много и они помешали друг другу сбить меня на укатанный снег площади.</text:p>
      <text:p text:style-name="P2"><text:s/>Свора разбежалась, чтобы успеть вскочить в захлопывающиеся с той стороны двери. </text:p>
      <text:p text:style-name="P2">Автобус уехал и я вернулся на остановку, где, среди десятка так и не втиснувшихся, стояла Ира с моей кроличьей шапкой в руках. </text:p>
      <text:p text:style-name="P2">В стороне, у тёмного киоска виднелся Двойка, что пришёл нас встреча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0:35:44.612268616</meta:creation-date>
    <dc:date>2017-03-03T10:35:48.752129264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74" meta:word-count="1218" meta:character-count="7403" meta:non-whitespace-character-count="6212"/>
    <meta:generator>LibreOffice/4.3.3.2$Linux_x86 LibreOffice_project/430m0$Build-2</meta:generator>
  </office:meta>
</office:document-meta>
</file>